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f164" officeooo:paragraph-rsid="0004f164"/>
    </style:style>
    <style:style style:name="P2" style:family="paragraph" style:parent-style-name="Standard" style:list-style-name="L1">
      <style:text-properties officeooo:rsid="0004f164" officeooo:paragraph-rsid="0004f164"/>
    </style:style>
    <style:style style:name="P3" style:family="paragraph" style:parent-style-name="Standard">
      <style:paragraph-properties fo:text-align="center" style:justify-single-word="false"/>
      <style:text-properties fo:font-size="13pt" officeooo:rsid="0004f164" officeooo:paragraph-rsid="0004f164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size="13pt" fo:font-weight="bold" officeooo:rsid="00065ec9" officeooo:paragraph-rsid="00065ec9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3pt" fo:font-weight="bold" officeooo:rsid="000724e7" officeooo:paragraph-rsid="000724e7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3pt" fo:font-weight="bold" officeooo:rsid="000724e7" officeooo:paragraph-rsid="0008b08a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3pt" fo:font-weight="bold" officeooo:rsid="0008b08a" officeooo:paragraph-rsid="0008b08a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3pt" fo:font-weight="normal" officeooo:rsid="00065ec9" officeooo:paragraph-rsid="00065ec9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3pt" fo:font-weight="normal" officeooo:rsid="00065ec9" officeooo:paragraph-rsid="000724e7" style:font-size-asian="13pt" style:font-weight-asian="normal" style:font-size-complex="13pt" style:font-weight-complex="normal"/>
    </style:style>
    <style:style style:name="T1" style:family="text">
      <style:text-properties style:text-position="super 58%" officeooo:rsid="00065ec9"/>
    </style:style>
    <style:style style:name="T2" style:family="text">
      <style:text-properties style:text-position="sub 58%"/>
    </style:style>
    <style:style style:name="T3" style:family="text">
      <style:text-properties style:text-position="sub 58%" fo:font-weight="normal" style:font-weight-asian="normal" style:font-weight-complex="normal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065ec9"/>
    </style:style>
    <style:style style:name="T6" style:family="text">
      <style:text-properties style:text-position="0% 100%" officeooo:rsid="000724e7"/>
    </style:style>
    <style:style style:name="T7" style:family="text">
      <style:text-properties style:text-position="0% 100%" fo:font-weight="normal" style:font-weight-asian="normal" style:font-weight-complex="normal"/>
    </style:style>
    <style:style style:name="T8" style:family="text">
      <style:text-properties style:text-position="0% 100%" fo:font-weight="normal" officeooo:rsid="0008b08a" style:font-weight-asian="normal" style:font-weight-complex="normal"/>
    </style:style>
    <style:style style:name="T9" style:family="text">
      <style:text-properties style:text-position="0% 100%" style:font-name="Liberation Serif1" officeooo:rsid="000724e7"/>
    </style:style>
    <style:style style:name="T10" style:family="text">
      <style:text-properties style:text-position="0% 100%" style:font-name="Liberation Serif1" fo:font-weight="normal" style:font-weight-asian="normal" style:font-weight-complex="normal"/>
    </style:style>
    <style:style style:name="T11" style:family="text">
      <style:text-properties style:text-position="0% 100%" officeooo:rsid="0008b08a"/>
    </style:style>
    <style:style style:name="T12" style:family="text">
      <style:text-properties officeooo:rsid="00065e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A camera is located at position (25, 20, 5) in the 3D world and is looking at the point (25, 40, 25) so that the direction [0, 1, 0] points (roughly!) up.</text:p>
      <text:p text:style-name="P1"/>
      <text:p text:style-name="P1"><text:tab/>(a) Use the process we covered in class (a 3D variant of Gram-Schmidt orthonormalization using cross products) to calculate the camera’s x, y, and z axis directions.</text:p>
      <text:p text:style-name="P3">e<text:span text:style-name="T2">3</text:span> = p<text:span text:style-name="T2">at</text:span> – p<text:span text:style-name="T2">from</text:span> / || p<text:span text:style-name="T2">at </text:span>– p<text:span text:style-name="T3">from </text:span>|| = diff / || diff || </text:p>
      <text:p text:style-name="P3">diff = (25, 20, 5) – (25, 40, 25) <text:s/>= &lt;0, -20, -20&gt;</text:p>
      <text:p text:style-name="P3">|| diff || = sqrt(<text:span text:style-name="T12">20</text:span><text:span text:style-name="T1">2</text:span><text:span text:style-name="T4">+</text:span><text:span text:style-name="T5">20</text:span><text:span text:style-name="T1">2</text:span><text:span text:style-name="T4">) = </text:span><text:span text:style-name="T5">sqrt(800) = 20sqrt(2)</text:span></text:p>
      <text:p text:style-name="P4"><text:span text:style-name="T4">e</text:span><text:span text:style-name="T2">3</text:span><text:span text:style-name="T4"> = &lt;0, -1/sqrt(2), -1/sqrt(2)&gt;</text:span></text:p>
      <text:p text:style-name="P4"/>
      <text:p text:style-name="P9"><text:span text:style-name="T4">e1 = e3 </text:span><text:span text:style-name="T9">×</text:span><text:span text:style-name="T4"> vup / || e3 </text:span><text:span text:style-name="T9">×</text:span><text:span text:style-name="T4"> vup || = </text:span><text:span text:style-name="T6">cross</text:span><text:span text:style-name="T4"> / || </text:span><text:span text:style-name="T6">cross</text:span><text:span text:style-name="T4"> ||</text:span></text:p>
      <text:p text:style-name="P9"><text:span text:style-name="T6">cross</text:span><text:span text:style-name="T4"> = &lt;0, -1/sqrt(2), -1/sqrt(2)&gt; </text:span><text:span text:style-name="T9">×</text:span><text:span text:style-name="T4"> &lt;0, 1, 0&gt; = </text:span><text:span text:style-name="T11">&lt;1/sqrt(2), 0, 0&gt;</text:span></text:p>
      <text:p text:style-name="P8"><text:span text:style-name="T4">|| </text:span><text:span text:style-name="T6">cross</text:span><text:span text:style-name="T4"> || = </text:span><text:span text:style-name="T11">1/sqrt(2)</text:span></text:p>
      <text:p text:style-name="P5"><text:span text:style-name="T4">e1 = &lt;</text:span><text:span text:style-name="T11">1</text:span><text:span text:style-name="T4">, </text:span><text:span text:style-name="T11">0</text:span><text:span text:style-name="T4">, </text:span><text:span text:style-name="T11">0</text:span><text:span text:style-name="T4">&gt;</text:span></text:p>
      <text:p text:style-name="P5"/>
      <text:p text:style-name="P6"><text:span text:style-name="T7">e2 = e1 </text:span><text:span text:style-name="T10">×</text:span><text:span text:style-name="T7"> e3 / || e1 </text:span><text:span text:style-name="T10">×</text:span><text:span text:style-name="T7"> e3 || = </text:span><text:span text:style-name="T8">cross</text:span><text:span text:style-name="T7"> / || </text:span><text:span text:style-name="T8">cross</text:span><text:span text:style-name="T7"> ||</text:span></text:p>
      <text:p text:style-name="P6"><text:span text:style-name="T8">cross</text:span><text:span text:style-name="T7"> = &lt;</text:span><text:span text:style-name="T8">1</text:span><text:span text:style-name="T7">, </text:span><text:span text:style-name="T8">0</text:span><text:span text:style-name="T7">, </text:span><text:span text:style-name="T8">0</text:span><text:span text:style-name="T7">&gt; </text:span><text:span text:style-name="T10">×</text:span><text:span text:style-name="T7"> &lt;0, -1/sqrt(2), -1/sqrt(2)&gt; = &lt;</text:span><text:span text:style-name="T8">0</text:span><text:span text:style-name="T7">, </text:span><text:span text:style-name="T8">1/sqrt(2)</text:span><text:span text:style-name="T7">, </text:span><text:span text:style-name="T8">-1/sqrt(2)</text:span><text:span text:style-name="T7">&gt;</text:span></text:p>
      <text:p text:style-name="P5"><text:span text:style-name="T7">|| </text:span><text:span text:style-name="T8">cross</text:span><text:span text:style-name="T7"> || = </text:span><text:span text:style-name="T8">1</text:span></text:p>
      <text:p text:style-name="P7"><text:span text:style-name="T4">e2 = &lt;0, 1/sqrt(2), -1/sqrt(2)&gt;</text:span></text:p>
      <text:p text:style-name="P1"/>
      <text:p text:style-name="P1"><text:tab/>(b) Write this camera’s world-to-camera transformation as the composition of a rotation matrix and translation matrix. (You do not have to multiply out this matrix.)</text:p>
      <text:p text:style-name="P1"/>
      <text:p text:style-name="P1"/>
      <text:p text:style-name="P1"><text:tab/>(c) What are the camera-space coordinates of the point p w = (5, 6, 7)?</text:p>
      <text:p text:style-name="P1"/>
      <text:p text:style-name="P1"/>
      <text:p text:style-name="P1">2. A camera is located at position (20, 5, −40) and oriented so that it is pointing parallel to the x-z plane at an angle of 30 degrees off the z axis. (This is the basic setup for Labs #4 and #5.)</text:p>
      <text:p text:style-name="P1"/>
      <text:p text:style-name="P1"><text:tab/>(a) Write this camera’s world-to-camera transformation using the composition of a 3D rotation matrix (around the y axis) and a translation matrix. (You also do not have to multiply out this matrix. You may also leave your answer in terms of trig functions.)</text:p>
      <text:p text:style-name="P1"/>
      <text:p text:style-name="P1"/>
      <text:p text:style-name="P1"><text:tab/>(b) What are the camera-space coordinates of the point p w = (5, 6, 7)?</text:p>
      <text:p text:style-name="P1"><text:tab/></text:p>
      <text:p text:style-name="P1">3. A virtual camera has the following parameters:</text:p>
      <text:list xml:id="list8162100529886812682" text:style-name="L1">
        <text:list-item>
          <text:p text:style-name="P2">vertical field of view of 60 degrees</text:p>
        </text:list-item>
        <text:list-item>
          <text:p text:style-name="P2">aspect ratio of 16:9 (horizontal to vertical)</text:p>
        </text:list-item>
        <text:list-item>
          <text:p text:style-name="P2">near plane n = 10</text:p>
        </text:list-item>
        <text:list-item>
          <text:p text:style-name="P2">far plane f = 1000</text:p>
          <text:p text:style-name="P2"/>
        </text:list-item>
      </text:list>
      <text:p text:style-name="P1">(a) What is the clip matrix for this camera?</text:p>
      <text:p text:style-name="P1"/>
      <text:p text:style-name="P1"/>
      <text:p text:style-name="P1">(b) What are the clip-space coordinates of the camera-space point p c = (5, −5, 50)?</text:p>
      <text:p text:style-name="P1"><text:soft-page-break/></text:p>
      <text:p text:style-name="P1"/>
      <text:p text:style-name="P1">(c) Is this point p c = (5, −5, 50) within the view frustum of this camera? How can you tell without doing a devision?</text:p>
      <text:p text:style-name="P1"/>
      <text:p text:style-name="P1"/>
      <text:p text:style-name="P1">(d) What are the canonical coordinates of this point p c = (5, −5, 50)?</text:p>
      <text:p text:style-name="P1"/>
      <text:p text:style-name="P1"/>
      <text:p text:style-name="P1">(e) If rendered to a high-definition display (1920 × 1080), what are the screen coordinates of this point?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1:14:28.534922264</meta:creation-date>
    <dc:date>2015-06-05T11:56:51.362249062</dc:date>
    <meta:editing-duration>PT24M51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2" meta:paragraph-count="31" meta:word-count="441" meta:character-count="2220" meta:non-whitespace-character-count="1781"/>
  </office:meta>
</office:document-meta>
</file>